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EnvironmentPropertySource.SystemEnvironmentPropertySource( String name , Map &lt; String , Object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EnvironmentPropertySource.getProper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stemEnvironmentPropertySource.resolveProperty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ystemEnvironmentPropertySource.checkPropertyName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ystemEnvironmentPropertySource.contains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